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509DD37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draw:fill="solid" draw:fill-color="#ffffff" draw:textarea-horizontal-align="justify" draw:textarea-vertical-align="middle" draw:auto-grow-height="false" fo:min-height="0cm" fo:min-width="0cm" fo:padding-top="0.024cm" fo:padding-bottom="0.024cm" fo:padding-left="0.149cm" fo:padding-right="0.149cm" fo:wrap-option="no-wrap"/>
    </style:style>
    <style:style style:name="gr4" style:family="graphic" style:parent-style-name="standard">
      <style:graphic-properties svg:stroke-width="0cm" draw:fill="solid" draw:fill-color="#ffffff" draw:textarea-horizontal-align="center" draw:textarea-vertical-align="middle" fo:padding-top="0.024cm" fo:padding-bottom="0.024cm" fo:padding-left="0.149cm" fo:padding-right="0.1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ffffff" fo:font-size="24pt" fo:text-shadow="1pt 1pt" style:font-size-asian="24pt" style:font-size-complex="24pt"/>
    </style:style>
    <style:style style:name="P3" style:family="paragraph">
      <style:paragraph-properties fo:text-align="center"/>
      <style:text-properties fo:color="#000000" fo:font-size="24pt" fo:text-shadow="none" style:font-size-asian="24pt" style:font-size-complex="24pt"/>
    </style:style>
    <style:style style:name="T1" style:family="text">
      <style:text-properties fo:color="#000000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9.589cm" svg:height="15.67cm" svg:x="1.096cm" svg:y="6.285cm">
          <draw:image xlink:href="Pictures/100000000000050000000400509DD378.png" xlink:type="simple" xlink:show="embed" xlink:actuate="onLoad">
            <text:p/>
          </draw:image>
        </draw:frame>
        <draw:frame draw:style-name="gr2" draw:layer="layout" svg:width="0.502cm" svg:height="1.204cm" svg:x="-11.2cm" svg:y="13.7cm">
          <draw:text-box>
            <text:p/>
          </draw:text-box>
        </draw:frame>
        <draw:custom-shape draw:style-name="gr3" draw:text-style-name="P2" draw:layer="layout" svg:width="5.08cm" svg:height="1.905cm" svg:x="14.97cm" svg:y="17.51cm">
          <text:p text:style-name="P2"><text:span text:style-name="T1">fast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86.3412714033 40582.1615949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2" draw:layer="layout" svg:width="5.08cm" svg:height="1.905cm" svg:x="9.89cm" svg:y="16.24cm">
          <text:p text:style-name="P2"><text:span text:style-name="T1">big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50.34442038969 41296.1175236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2" draw:layer="layout" svg:width="5.175cm" svg:height="2.54cm" svg:x="15.415cm" svg:y="12.43cm">
          <text:p text:style-name="P2"><text:span text:style-name="T1">indirect shadows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630.139103554869 -11883.8252656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ellipse draw:style-name="gr4" draw:text-style-name="P3" draw:layer="layout" svg:width="3.81cm" svg:height="1.905cm" svg:x="2.27cm" svg:y="6.715cm">
          <text:p text:style-name="P2"><text:span text:style-name="T1">+Linux</text:span></text:p>
        </draw:ellipse>
        <draw:ellipse draw:style-name="gr4" draw:text-style-name="P3" draw:layer="layout" svg:width="3.81cm" svg:height="1.905cm" svg:x="6.715cm" svg:y="6.715cm">
          <text:p text:style-name="P2"><text:span text:style-name="T1">+64bit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203cm" svg:stroke-color="#000000" draw:marker-start-width="0.61cm" draw:marker-start-center="false" draw:marker-end-width="0.61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8-03T16:35:47</meta:creation-date>
    <dc:date>2008-08-03T18:32:45</dc:date>
    <meta:editing-cycles>1</meta:editing-cycles>
    <meta:editing-duration>PT54M27S</meta:editing-duration>
    <meta:user-defined meta:name="Informace 1"/>
    <meta:user-defined meta:name="Informace 2"/>
    <meta:user-defined meta:name="Informace 3"/>
    <meta:user-defined meta:name="Informace 4"/>
    <meta:document-statistic meta:object-count="7"/>
  </office:meta>
</office:document-meta>
</file>